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Forrest.StopFor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orrest.selectionChanged( IAction action , ISelection se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pForrest.setActivePart( IAction action , IWorkbenchPart 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pForrest.run( I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